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Heading_20_1">
      <style:paragraph-properties fo:text-align="center" style:justify-single-word="false"/>
      <style:text-properties fo:font-size="32pt" style:text-underline-style="solid" style:text-underline-width="auto" style:text-underline-color="font-color" style:font-size-asian="32pt" style:font-size-complex="32pt"/>
    </style:style>
    <style:style style:name="P6" style:family="paragraph" style:parent-style-name="Heading_20_2"/>
    <style:style style:name="P7" style:family="paragraph" style:parent-style-name="Standard">
      <style:text-properties officeooo:paragraph-rsid="00110515"/>
    </style:style>
    <style:style style:name="P8" style:family="paragraph" style:parent-style-name="Standard" style:list-style-name="L12"/>
    <style:style style:name="P9" style:family="paragraph" style:parent-style-name="Standard" style:list-style-name="L13"/>
    <style:style style:name="P10" style:family="paragraph" style:parent-style-name="Standard" style:list-style-name="L14"/>
    <style:style style:name="P11" style:family="paragraph" style:parent-style-name="Standard" style:list-style-name="L15"/>
    <style:style style:name="P12" style:family="paragraph" style:parent-style-name="Standard" style:list-style-name="L16"/>
    <style:style style:name="P13" style:family="paragraph" style:parent-style-name="Standard" style:list-style-name="L17">
      <style:text-properties officeooo:paragraph-rsid="00110515"/>
    </style:style>
    <style:style style:name="P14" style:family="paragraph" style:parent-style-name="Standard" style:list-style-name="L18">
      <style:text-properties officeooo:paragraph-rsid="00110515"/>
    </style:style>
    <style:style style:name="P15" style:family="paragraph" style:parent-style-name="Standard">
      <style:paragraph-properties fo:text-align="center" style:justify-single-word="false"/>
      <style:text-properties officeooo:rsid="00110515" officeooo:paragraph-rsid="00110515"/>
    </style:style>
    <style:style style:name="P16" style:family="paragraph" style:parent-style-name="Standard">
      <style:paragraph-properties fo:text-align="center" style:justify-single-word="false"/>
      <style:text-properties officeooo:paragraph-rsid="00110515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officeooo:paragraph-rsid="0012af22"/>
    </style:style>
    <style:style style:name="P19" style:family="paragraph" style:parent-style-name="Standard" style:list-style-name="L20">
      <style:text-properties officeooo:paragraph-rsid="0012af22"/>
    </style:style>
    <style:style style:name="P20" style:family="paragraph" style:parent-style-name="Standard" style:list-style-name="L21">
      <style:text-properties officeooo:paragraph-rsid="0012af22"/>
    </style:style>
    <style:style style:name="P21" style:family="paragraph" style:parent-style-name="Standard" style:list-style-name="L22">
      <style:text-properties officeooo:paragraph-rsid="0012af22"/>
    </style:style>
    <style:style style:name="P22" style:family="paragraph" style:parent-style-name="Standard" style:list-style-name="L23">
      <style:text-properties officeooo:paragraph-rsid="0012af22"/>
    </style:style>
    <style:style style:name="P23" style:family="paragraph" style:parent-style-name="Standard" style:list-style-name="L24">
      <style:text-properties officeooo:paragraph-rsid="0012af22"/>
    </style:style>
    <style:style style:name="T1" style:family="text">
      <style:text-properties officeooo:rsid="001105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12af22"/>
    </style:style>
    <style:style style:name="T8" style:family="text">
      <style:text-properties fo:font-size="18pt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5" text:outline-level="1"><text:bookmark-start text:name="__RefHeading___Toc142_782907460"/>TAREA O ENTORNO<text:bookmark-end text:name="__RefHeading___Toc142_782907460"/></text:h>
      <text:h text:style-name="P4" text:outline-level="1"><text:bookmark-start text:name="__RefHeading___Toc144_782907460"/>TEMA 3<text:bookmark-end text:name="__RefHeading___Toc144_782907460"/></text:h>
      <text:p text:style-name="P16"/>
      <text:p text:style-name="P15">Andrés Amado Cibreiro</text:p>
      <text:p text:style-name="P15">1º DAM</text:p>
      <text:p text:style-name="P1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Sumario</text:p>
          </text:index-title>
          <text:p text:style-name="P1"><text:a xlink:type="simple" xlink:href="#__RefHeading___Toc142_782907460" text:style-name="Index_20_Link" text:visited-style-name="Index_20_Link">TAREA O ENTORNO<text:tab/>1</text:a></text:p>
          <text:p text:style-name="P1"><text:a xlink:type="simple" xlink:href="#__RefHeading___Toc144_782907460" text:style-name="Index_20_Link" text:visited-style-name="Index_20_Link">TEMA 3<text:tab/>1</text:a></text:p>
          <text:p text:style-name="P2"><text:a xlink:type="simple" xlink:href="#__RefHeading___Toc146_782907460" text:style-name="Index_20_Link" text:visited-style-name="Index_20_Link">1. Informe PEST sobre Calvenkein<text:tab/>3</text:a></text:p>
          <text:p text:style-name="P2"><text:a xlink:type="simple" xlink:href="#__RefHeading___Toc156_782907460" text:style-name="Index_20_Link" text:visited-style-name="Index_20_Link">2. Análisis del entorno de la idea de negocio<text:tab/>4</text:a></text:p>
          <text:p text:style-name="P2"><text:a xlink:type="simple" xlink:href="#__RefHeading___Toc158_782907460" text:style-name="Index_20_Link" text:visited-style-name="Index_20_Link">3. Análisis de la competencia<text:tab/>4</text:a></text:p>
          <text:p text:style-name="P2"><text:a xlink:type="simple" xlink:href="#__RefHeading___Toc160_782907460" text:style-name="Index_20_Link" text:visited-style-name="Index_20_Link">4. DAFO y CAME de Calvenkein<text:tab/>5</text:a></text:p>
          <text:p text:style-name="P3"><text:a xlink:type="simple" xlink:href="#__RefHeading___Toc164_782907460" text:style-name="Index_20_Link" text:visited-style-name="Index_20_Link"><text:s/>DAFO:<text:tab/>5</text:a></text:p>
          <text:p text:style-name="P3"><text:a xlink:type="simple" xlink:href="#__RefHeading___Toc166_782907460" text:style-name="Index_20_Link" text:visited-style-name="Index_20_Link"><text:s/>CAME:<text:tab/>5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46_782907460"/><text:soft-page-break/>Informe PEST sobre Calvenkein<text:bookmark-end text:name="__RefHeading___Toc146_782907460"/></text:h>
      <text:h text:style-name="Heading_20_3" text:outline-level="3"/>
      <text:p text:style-name="P17"><text:bookmark-start text:name="__RefHeading___Toc148_782907460"/>Factores Político-Legales:<text:bookmark-end text:name="__RefHeading___Toc148_782907460"/></text:p>
      <text:p text:style-name="P17"/>
      <text:list text:style-name="L13">
        <text:list-item>
          <text:p text:style-name="P9"><text:span text:style-name="T3">Estabilidad política y social</text:span><text:span text:style-name="T6">:</text:span><text:span text:style-name="T5"> </text:span>En general, el mercado de bebidas alcohólicas opera en un entorno estable, pero regulaciones como impuestos al alcohol y restricciones publicitarias pueden afectar.</text:p>
        </text:list-item>
      </text:list>
      <text:p text:style-name="Standard"/>
      <text:list text:style-name="L12">
        <text:list-item>
          <text:p text:style-name="P8"><text:span text:style-name="T3">Ayudas o trabas legales</text:span><text:span text:style-name="T6">: </text:span>La legislación sobre bebidas alcohólicas requiere cumplir con normativas específicas de etiquetado y contenido, además de licencias para venta en locales.</text:p>
        </text:list-item>
      </text:list>
      <text:p text:style-name="Standard"/>
      <text:p text:style-name="Standard"/>
      <text:p text:style-name="Standard"/>
      <text:p text:style-name="P17"><text:bookmark-start text:name="__RefHeading___Toc150_782907460"/>Factores Económicos:<text:bookmark-end text:name="__RefHeading___Toc150_782907460"/></text:p>
      <text:p text:style-name="Standard"/>
      <text:list text:style-name="L14">
        <text:list-item>
          <text:p text:style-name="P10"><text:span text:style-name="T3">Crisis económica</text:span><text:span text:style-name="T6">:</text:span><text:span text:style-name="T5"> </text:span>Aunque la cerveza artesanal es un producto premium, el crecimiento del mercado demuestra que consumidores priorizan calidad y experiencias únicas, incluso en épocas de crisis.</text:p>
        </text:list-item>
      </text:list>
      <text:p text:style-name="Standard"/>
      <text:list text:continue-numbering="true" text:style-name="L14">
        <text:list-item>
          <text:p text:style-name="P10"><text:span text:style-name="T3">Inflación y desempleo</text:span><text:span text:style-name="T6">:</text:span> La inflación podría impactar los costes de producción y el precio final, pero el mercado mantiene una base sólida de clientes.</text:p>
        </text:list-item>
      </text:list>
      <text:p text:style-name="Standard"/>
      <text:p text:style-name="Standard"/>
      <text:p text:style-name="Standard"/>
      <text:p text:style-name="P17"><text:bookmark-start text:name="__RefHeading___Toc152_782907460"/>Factores Socioculturales:<text:bookmark-end text:name="__RefHeading___Toc152_782907460"/></text:p>
      <text:p text:style-name="Standard"/>
      <text:list text:style-name="L15">
        <text:list-item>
          <text:p text:style-name="P11"><text:span text:style-name="T2">Hábitos de consumo</text:span><text:span text:style-name="T5">: </text:span>Hay un creciente interés por productos locales y experiencias sociales asociadas al consumo en locales.</text:p>
          <text:list>
            <text:list-item>
              <text:list>
                <text:list-header>
                  <text:p text:style-name="P11"/>
                </text:list-header>
              </text:list>
            </text:list-item>
          </text:list>
        </text:list-item>
        <text:list-item>
          <text:p text:style-name="P11"><text:span text:style-name="T2">Demografía</text:span>: El público principal son jóvenes adultos entre 18 y 30 años, solteros, con afición por productos exclusivos.</text:p>
        </text:list-item>
      </text:list>
      <text:p text:style-name="Standard"/>
      <text:p text:style-name="Standard"/>
      <text:p text:style-name="Standard"><text:bookmark-start text:name="__RefHeading___Toc154_782907460"/><text:line-break/><text:span text:style-name="T4">Factores Tecnológicos:</text:span><text:bookmark-end text:name="__RefHeading___Toc154_782907460"/></text:p>
      <text:p text:style-name="Standard"/>
      <text:list text:style-name="L16">
        <text:list-item>
          <text:p text:style-name="P12"><text:span text:style-name="T2">Innovaciones</text:span>: Tecnologías de producción artesanal permiten mejorar calidad y variedad. Además, el uso de redes sociales y marketing digital es esencial para captar al cliente objetivo.</text:p>
        </text:list-item>
      </text:list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56_782907460"/><text:soft-page-break/>Análisis del entorno de la idea de negocio<text:bookmark-end text:name="__RefHeading___Toc156_782907460"/></text:h>
      <text:p text:style-name="Text_20_body"/>
      <text:list text:style-name="L17">
        <text:list-item>
          <text:p text:style-name="P13"><text:span text:style-name="T4">Estabilidad:</text:span> Moderadamente estable, sujeto a cambios en regulaciones y preferencias del consumidor.</text:p>
          <text:p text:style-name="P13"/>
        </text:list-item>
        <text:list-item>
          <text:p text:style-name="P13"><text:span text:style-name="T4">Complejidad:</text:span> Complejo, dado el nicho fragmentado del mercado de cervezas artesanales.</text:p>
          <text:p text:style-name="P13"/>
        </text:list-item>
        <text:list-item>
          <text:p text:style-name="P13"><text:span text:style-name="T4">Integración:</text:span> Alta necesidad de integración en eventos locales y estrategias digitales para captar clientes.</text:p>
          <text:p text:style-name="P13"/>
        </text:list-item>
        <text:list-item>
          <text:p text:style-name="P13"><text:span text:style-name="T4">Hostilidad:</text:span> Moderada, por la competencia de marcas locales y cervezas industriales.</text:p>
        </text:list-item>
      </text:list>
      <text:p text:style-name="P7"/>
      <text:p text:style-name="P7"/>
      <text:h text:style-name="Heading_20_2" text:outline-level="2"><text:bookmark-start text:name="__RefHeading___Toc158_782907460"/>Análisis de la competencia<text:bookmark-end text:name="__RefHeading___Toc158_782907460"/></text:h>
      <text:p text:style-name="P7"><text:line-break/>Competidores principales:</text:p>
      <text:p text:style-name="P7"/>
      <text:list text:style-name="L18">
        <text:list-item>
          <text:p text:style-name="P14"><text:span text:style-name="T4">Quiénes son: </text:span>Varias marcas locales y cervecerías artesanales en cada región. No hay un líder universal.</text:p>
        </text:list-item>
      </text:list>
      <text:p text:style-name="P7"/>
      <text:list text:continue-numbering="true" text:style-name="L18">
        <text:list-item>
          <text:p text:style-name="P14"><text:span text:style-name="T4">Qué venden: </text:span>Cervezas artesanales segmentadas por sabores distintivos, graduación alcohólica y calidad premium.</text:p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  <text:list-item>
          <text:p text:style-name="P14"><text:span text:style-name="T4">Precios: </text:span>Oscilan entre 2 y 5 euros por botella de 330 ml en locales especializados.</text:p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  <text:list-item>
          <text:p text:style-name="P14"><text:span text:style-name="T4">Promoción: </text:span>Uso intensivo de redes sociales, degustaciones y participación en eventos para promocionar.</text:p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  <text:list-item>
          <text:p text:style-name="P14"><text:span text:style-name="T4">Distribución: </text:span>Venta directa en bares, tiendas especializadas y canales online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60_782907460"/><text:soft-page-break/>DAFO y CAME de Calvenkein<text:bookmark-end text:name="__RefHeading___Toc160_782907460"/></text:h>
      <text:p text:style-name="Text_20_body"/>
      <text:h text:style-name="Heading_20_3" text:outline-level="3"><text:bookmark-start text:name="__RefHeading___Toc164_782907460"/><text:tab/><text:span text:style-name="T8">DAFO:</text:span><text:bookmark-end text:name="__RefHeading___Toc164_782907460"/></text:h>
      <text:list text:style-name="L20">
        <text:list-item>
          <text:list>
            <text:list-item>
              <text:list>
                <text:list-item>
                  <text:p text:style-name="P19"><text:span text:style-name="T4">Fortalezas</text:span><text:line-break/>→ Producto diferenciado con sabor distintivo.<text:line-break/>→ Segmento premium en crecimiento.</text:p>
                  <text:p text:style-name="P19"/>
                </text:list-item>
                <text:list-item>
                  <text:p text:style-name="P19"><text:span text:style-name="T4">Debilidades</text:span><text:line-break/>→ <text:span text:style-name="T7">Al</text:span>ta fragmentación del mercado.<text:line-break/>→ Dependencia de canales específicos de distribución.</text:p>
                  <text:p text:style-name="P19"/>
                </text:list-item>
                <text:list-item>
                  <text:p text:style-name="P19"><text:span text:style-name="T4">Oportunidades</text:span><text:line-break/>→ Incremento en la demanda de cervezas artesanales.<text:line-break/>→ Tendencia hacia el consumo local y responsable.</text:p>
                  <text:p text:style-name="P19"/>
                </text:list-item>
                <text:list-item>
                  <text:p text:style-name="P19"><text:span text:style-name="T4">Amenazas</text:span><text:line-break/>→ Competencia de cervezas industriales con precios bajos.<text:line-break/>→ Cambios regulatorios que impacten la producción o distribución.</text:p>
                </text:list-item>
              </text:list>
            </text:list-item>
          </text:list>
        </text:list-item>
      </text:list>
      <text:p text:style-name="P18"/>
      <text:p text:style-name="P18"/>
      <text:h text:style-name="Heading_20_3" text:outline-level="3"><text:bookmark-start text:name="__RefHeading___Toc166_782907460"/><text:line-break/><text:tab/><text:span text:style-name="T8">CAME:</text:span><text:bookmark-end text:name="__RefHeading___Toc166_782907460"/></text:h>
      <text:list text:style-name="L21">
        <text:list-item>
          <text:list>
            <text:list-item>
              <text:list>
                <text:list-item>
                  <text:p text:style-name="P20">Corregir</text:p>
                </text:list-item>
              </text:list>
            </text:list-item>
          </text:list>
        </text:list-item>
      </text:list>
      <text:p text:style-name="P18"><text:tab/><text:tab/>→ Mejorar estrategias de marketing para competir con grandes marcas.</text:p>
      <text:p text:style-name="P18"/>
      <text:list text:style-name="L22">
        <text:list-item>
          <text:list>
            <text:list-item>
              <text:list>
                <text:list-item>
                  <text:p text:style-name="P21">Afrontar</text:p>
                </text:list-item>
              </text:list>
            </text:list-item>
          </text:list>
        </text:list-item>
      </text:list>
      <text:p text:style-name="P18"><text:tab/><text:tab/>→ Desarrollar alianzas con locales y tiendas para asegurar canales de distribución.</text:p>
      <text:p text:style-name="P18"/>
      <text:list text:style-name="L23">
        <text:list-item>
          <text:list>
            <text:list-item>
              <text:list>
                <text:list-item>
                  <text:p text:style-name="P22">Mantener</text:p>
                </text:list-item>
              </text:list>
            </text:list-item>
          </text:list>
        </text:list-item>
      </text:list>
      <text:p text:style-name="P18"><text:tab/><text:tab/>→ Calidad distintiva y posicionamiento premium.</text:p>
      <text:p text:style-name="P18"/>
      <text:list text:style-name="L24">
        <text:list-item>
          <text:list>
            <text:list-item>
              <text:list>
                <text:list-item>
                  <text:p text:style-name="P23">Explotar</text:p>
                </text:list-item>
              </text:list>
            </text:list-item>
          </text:list>
        </text:list-item>
      </text:list>
      <text:p text:style-name="P18"><text:tab/><text:tab/>→ Ampliar presencia en eventos sociales y loc<text:span text:style-name="T1">ale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5:12:57.042000000</meta:creation-date>
    <dc:date>2024-11-25T15:43:59.458000000</dc:date>
    <meta:editing-duration>PT31M1S</meta:editing-duration>
    <meta:editing-cycles>3</meta:editing-cycles>
    <meta:generator>LibreOffice/7.6.6.3$Windows_X86_64 LibreOffice_project/d97b2716a9a4a2ce1391dee1765565ea469b0ae7</meta:generator>
    <meta:document-statistic meta:table-count="0" meta:image-count="0" meta:object-count="0" meta:page-count="5" meta:paragraph-count="62" meta:word-count="502" meta:character-count="3253" meta:non-whitespace-character-count="2826"/>
  </office:meta>
</office:document-meta>
</file>